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top" draw:auto-grow-height="false" fo:min-height="9.486cm" fo:min-width="8.46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7cm" fo:min-width="8.241cm"/>
    </style:style>
    <style:style style:name="gr3" style:family="graphic" style:parent-style-name="standard">
      <style:graphic-properties svg:stroke-color="#000000" draw:fill="solid" draw:fill-color="#adc5e7" draw:textarea-horizontal-align="justify" draw:textarea-vertical-align="top" draw:auto-grow-height="false" fo:min-height="9.486cm" fo:min-width="8.468cm"/>
    </style:style>
    <style:style style:name="gr4" style:family="graphic" style:parent-style-name="standard">
      <style:graphic-properties svg:stroke-color="#000000" draw:fill="solid" draw:fill-color="#dfcce4" draw:textarea-horizontal-align="justify" draw:textarea-vertical-align="top" draw:auto-grow-height="false" fo:min-height="9.486cm" fo:min-width="8.468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solid" draw:fill-color="#dddddd"/>
      <style:paragraph-properties fo:line-height="115%" fo:text-align="center"/>
      <style:text-properties fo:color="#eeeeee" fo:font-size="16pt" style:font-size-asian="16pt" style:font-size-complex="16pt"/>
    </style:style>
    <style:style style:name="P3" style:family="paragraph">
      <loext:graphic-properties draw:fill="solid" draw:fill-color="#ffffff"/>
      <style:paragraph-properties fo:line-height="115%" fo:text-align="center"/>
      <style:text-properties fo:color="#eeeeee" fo:font-size="14pt" style:font-size-asian="14pt" style:font-size-complex="14pt"/>
    </style:style>
    <style:style style:name="P4" style:family="paragraph">
      <loext:graphic-properties draw:fill="solid" draw:fill-color="#adc5e7"/>
      <style:paragraph-properties fo:line-height="115%" fo:text-align="center"/>
      <style:text-properties fo:font-size="11pt" style:font-size-asian="11pt" style:font-size-complex="11pt"/>
    </style:style>
    <style:style style:name="P5" style:family="paragraph">
      <loext:graphic-properties draw:fill="solid" draw:fill-color="#ffffff"/>
      <style:paragraph-properties fo:line-height="115%"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dfcce4"/>
      <style:paragraph-properties fo:line-height="115%" fo:text-align="center"/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968cm" svg:height="9.736cm" svg:x="1cm" svg:y="5.864cm">
          <text:p text:style-name="P1"><text:span text:style-name="T1">Civil Engineering and Geosciences</text:span></text:p>
          <text:p text:style-name="P1"><text:span text:style-name="T2">by Hoogendoorn and Bovy (200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741cm" svg:height="2.157cm" svg:x="1.114cm" svg:y="8.324cm">
          <text:p text:style-name="P1"><text:span text:style-name="T3">Strategical Level</text:span></text:p>
          <text:p text:style-name="P1"><text:span text:style-name="T4">activity cho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741cm" svg:height="2.157cm" svg:x="1.114cm" svg:y="10.785cm">
          <text:p text:style-name="P1"><text:span text:style-name="T3">Tactical Level</text:span></text:p>
          <text:p text:style-name="P1"><text:span text:style-name="T4">route cho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741cm" svg:height="2.157cm" svg:x="1.114cm" svg:y="13.243cm">
          <text:p text:style-name="P1"><text:span text:style-name="T3">Operational Level</text:span></text:p>
          <text:p text:style-name="P1"><text:span text:style-name="T4">walking behavi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968cm" svg:height="9.736cm" svg:x="10.349cm" svg:y="5.864cm">
          <text:p text:style-name="P1"><text:span text:style-name="T1">Virtual Environment and Gaming</text:span></text:p>
          <text:p text:style-name="P1"><text:span text:style-name="T2">by Reynolds (199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8.741cm" svg:height="2.157cm" svg:x="10.463cm" svg:y="8.325cm">
          <text:p text:style-name="P1"><text:span text:style-name="T3">Action Selection</text:span></text:p>
          <text:p text:style-name="P1"><text:span text:style-name="T4">planning and settings go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8.741cm" svg:height="2.157cm" svg:x="10.463cm" svg:y="10.786cm">
          <text:p text:style-name="P1"><text:span text:style-name="T3">Steering</text:span></text:p>
          <text:p text:style-name="P1"><text:span text:style-name="T4">path determin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8.741cm" svg:height="2.157cm" svg:x="10.463cm" svg:y="13.244cm">
          <text:p text:style-name="P1"><text:span text:style-name="T3">Locomotion</text:span></text:p>
          <text:p text:style-name="P1"><text:span text:style-name="T4">an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8.968cm" svg:height="9.736cm" svg:x="19.695cm" svg:y="5.864cm">
          <text:p text:style-name="P1"><text:span text:style-name="T1">Social, Psychology and Cognition</text:span></text:p>
          <text:p text:style-name="P1"><text:span text:style-name="T2">by Wijermans (20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8.741cm" svg:height="2.157cm" svg:x="19.809cm" svg:y="8.326cm">
          <text:p text:style-name="P1"><text:span text:style-name="T3">Group Level</text:span></text:p>
          <text:p text:style-name="P1"><text:span text:style-name="T4">social goals and physical aspects (e.g. densit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8.741cm" svg:height="2.157cm" svg:x="19.809cm" svg:y="10.787cm">
          <text:p text:style-name="P1"><text:span text:style-name="T3">Individual Level</text:span></text:p>
          <text:p text:style-name="P1"><text:span text:style-name="T4">internal state and per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8.741cm" svg:height="2.157cm" svg:x="19.809cm" svg:y="13.245cm">
          <text:p text:style-name="P1"><text:span text:style-name="T3">Cognitive Level</text:span></text:p>
          <text:p text:style-name="P1"><text:span text:style-name="T4">knowledge processing and behavior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20-05-15T11:23:35.053520880</meta:creation-date>
    <dc:date>2020-11-09T15:19:01.188515924</dc:date>
    <meta:editing-duration>PT1H4M58S</meta:editing-duration>
    <meta:editing-cycles>10</meta:editing-cycles>
    <meta:generator>LibreOffice/6.0.7.3$Linux_X86_64 LibreOffice_project/00m0$Build-3</meta:generator>
    <meta:document-statistic meta:object-count="12"/>
  </office:meta>
</office:document-meta>
</file>